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Circle" draw:marker-end="Circle" draw:fill="none" draw:textarea-vertical-align="middle"/>
    </style:style>
    <style:style style:name="gr3" style:family="graphic" style:parent-style-name="objectwithoutfill">
      <style:graphic-properties draw:marker-start="Circle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096cm" svg:x="5.318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3.527cm" svg:height="3.73cm" draw:transform="skewX (0.140499004785544) rotate (-0.383274303737955) translate (10.9931841801386cm 6.207cm)" svg:viewBox="0 0 3528 3731" svg:d="M0 0c6698 1 1801 3731 1801 3731">
          <text:p/>
        </draw:path>
        <draw:line draw:style-name="gr2" draw:text-style-name="P1" draw:layer="layout" svg:x1="10.017cm" svg:y1="5.445cm" svg:x2="11.541cm" svg:y2="7.35cm">
          <text:p/>
        </draw:line>
        <draw:line draw:style-name="gr2" draw:text-style-name="P1" draw:layer="layout" svg:x1="9.636cm" svg:y1="11.006cm" svg:x2="11.541cm" svg:y2="9.151cm">
          <text:p/>
        </draw:line>
        <draw:line draw:style-name="gr3" draw:text-style-name="P1" draw:layer="layout" svg:x1="11.922cm" svg:y1="6.615cm" svg:x2="12.049cm" svg:y2="6.742cm">
          <text:p/>
        </draw:line>
        <draw:line draw:style-name="gr3" draw:text-style-name="P1" draw:layer="layout" svg:x1="11.93cm" svg:y1="9.723cm" svg:x2="12.057cm" svg:y2="9.85cm">
          <text:p/>
        </draw:line>
        <draw:frame draw:style-name="gr4" draw:text-style-name="P1" draw:layer="layout" svg:width="0.98cm" svg:height="0.848cm" svg:x="8.366cm" svg:y="7.89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0.966cm" svg:height="0.848cm" svg:x="11.866cm" svg:y="7.89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0.671cm" svg:height="0.745cm" svg:x="9.466cm" svg:y="4.49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0.671cm" svg:height="0.745cm" svg:x="10.967cm" svg:y="5.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0.643cm" svg:height="0.745cm" svg:x="12.168cm" svg:y="6.10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0.697cm" svg:height="0.745cm" svg:x="10.968cm" svg:y="7.3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" draw:layer="layout" svg:width="0.643cm" svg:height="0.745cm" svg:x="10.969cm" svg:y="8.40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0.636cm" svg:height="0.745cm" svg:x="10.77cm" svg:y="10.10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0.695cm" svg:height="0.745cm" svg:x="9.67cm" svg:y="10.90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" draw:layer="layout" svg:width="0.662cm" svg:height="0.745cm" svg:x="11.87cm" svg:y="9.80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20:12:18.700455953</meta:creation-date>
    <dc:date>2015-11-27T20:17:32.605139878</dc:date>
    <meta:editing-duration>P0D</meta:editing-duration>
    <meta:editing-cycles>1</meta:editing-cycles>
    <meta:document-statistic meta:object-count="16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/content.xml><?xml version="1.0" encoding="utf-8"?>
<math xmlns="http://www.w3.org/1998/Math/MathML" display="block">
  <semantics>
    <mi>h</mi>
    <annotation encoding="StarMath 5.0">h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i>c</mi>
    <annotation encoding="StarMath 5.0">c</annotation>
  </semantics>
</math>
</file>

<file path=Object 6/content.xml><?xml version="1.0" encoding="utf-8"?>
<math xmlns="http://www.w3.org/1998/Math/MathML" display="block">
  <semantics>
    <mi>d</mi>
    <annotation encoding="StarMath 5.0">d</annotation>
  </semantics>
</math>
</file>

<file path=Object 7/content.xml><?xml version="1.0" encoding="utf-8"?>
<math xmlns="http://www.w3.org/1998/Math/MathML" display="block">
  <semantics>
    <mi>e</mi>
    <annotation encoding="StarMath 5.0">e</annotation>
  </semantics>
</math>
</file>

<file path=Object 8/content.xml><?xml version="1.0" encoding="utf-8"?>
<math xmlns="http://www.w3.org/1998/Math/MathML" display="block">
  <semantics>
    <mi>f</mi>
    <annotation encoding="StarMath 5.0">f</annotation>
  </semantics>
</math>
</file>

<file path=Object 9/content.xml><?xml version="1.0" encoding="utf-8"?>
<math xmlns="http://www.w3.org/1998/Math/MathML" display="block">
  <semantics>
    <mi>g</mi>
    <annotation encoding="StarMath 5.0">g</annotation>
  </semantics>
</math>
</file>